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835in" fo:text-indent="0.5in" style:auto-text-indent="false">
        <style:tab-stops>
          <style:tab-stop style:position="2.4374in"/>
        </style:tab-stops>
      </style:paragraph-properties>
    </style:style>
    <style:style style:name="P2" style:family="paragraph" style:parent-style-name="Standard">
      <style:paragraph-properties fo:margin-left="0in" fo:margin-right="0in" fo:margin-top="0.25in" fo:margin-bottom="0.0835in" fo:text-indent="0.5in" style:auto-text-indent="false">
        <style:tab-stops>
          <style:tab-stop style:position="2.4374in"/>
        </style:tab-stops>
      </style:paragraph-properties>
    </style:style>
    <style:style style:name="P3" style:family="paragraph" style:parent-style-name="Standard">
      <style:paragraph-properties fo:margin-top="0.25in" fo:margin-bottom="0.25in"/>
    </style:style>
    <style:style style:name="P4" style:family="paragraph" style:parent-style-name="Standard" style:list-style-name="WWNum2">
      <style:paragraph-properties fo:margin-top="0.25in" fo:margin-bottom="0.25in"/>
    </style:style>
    <style:style style:name="P5" style:family="paragraph" style:parent-style-name="Standard">
      <style:paragraph-properties fo:margin-top="0.25in" fo:margin-bottom="0.25in"/>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Standard" style:list-style-name="WWNum2">
      <style:paragraph-properties fo:margin-left="0.5in" fo:margin-right="0in" fo:margin-top="0.25in" fo:margin-bottom="0.25in" fo:text-indent="0in" style:auto-text-indent="false"/>
    </style:style>
    <style:style style:name="P8" style:family="paragraph" style:parent-style-name="Standard" style:master-page-name="Standard">
      <style:paragraph-properties style:page-number="auto"/>
    </style:style>
    <style:style style:name="P9" style:family="paragraph" style:parent-style-name="Heading_20_1">
      <style:paragraph-properties fo:margin-top="0.278in" fo:margin-bottom="0.0417in"/>
    </style:style>
    <style:style style:name="T1" style:family="text">
      <style:text-properties style:text-underline-style="solid" style:text-underline-width="auto" style:text-underline-color="font-color"/>
    </style:style>
    <style:style style:name="T2" style:family="text">
      <style:text-properties fo:font-size="10pt" style:font-size-asian="10pt"/>
    </style:style>
    <style:style style:name="T3" style:family="text">
      <style:text-properties fo:font-size="10pt" fo:font-weight="bold" style:font-size-asian="10pt"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GoBack"/></text:p>
      <text:p text:style-name="Standard"/>
      <text:p text:style-name="Standard">Review of Andy Eggink</text:p>
      <text:h text:style-name="P9" text:outline-level="1">Evaluation of Team Member Contributions</text:h>
      <text:p text:style-name="Standard">Rank the team members, with five being exemplary and one being unsatisfactory. <text:s/></text:p>
      <text:p text:style-name="P2">Effort<text:tab/><text:tab/>1<text:tab/>2<text:tab/>3<text:tab/>4<text:tab/><text:span text:style-name="T5">5</text:span></text:p>
      <text:p text:style-name="P1">Reliability<text:tab/><text:tab/>1<text:tab/>2<text:tab/>3<text:tab/>4<text:tab/><text:span text:style-name="T5">5</text:span></text:p>
      <text:p text:style-name="P1">Professionalism<text:tab/><text:tab/>1<text:tab/>2<text:tab/>3<text:tab/>4<text:tab/><text:span text:style-name="T5">5</text:span></text:p>
      <text:p text:style-name="P1">Flexibility<text:tab/><text:tab/>1<text:tab/>2<text:tab/>3<text:tab/>4<text:tab/><text:span text:style-name="T5">5</text:span></text:p>
      <text:p text:style-name="P1">Creativity<text:tab/><text:tab/>1<text:tab/>2<text:tab/>3<text:tab/>4<text:tab/><text:span text:style-name="T5">5</text:span></text:p>
      <text:p text:style-name="P1">Technical Contribution<text:tab/><text:tab/>1<text:tab/>2<text:tab/>3<text:tab/>4<text:tab/><text:span text:style-name="T5">5</text:span></text:p>
      <text:p text:style-name="P1">Document Contribution<text:tab/><text:tab/>1<text:tab/>2<text:tab/>3<text:tab/>4<text:tab/><text:span text:style-name="T5">5</text:span></text:p>
      <text:p text:style-name="P5">What strengths has this team member brought to the project this far?</text:p>
      <text:list xml:id="list6574640598159847149" text:style-name="WWNum2">
        <text:list-header>
          <text:p text:style-name="P4">Andy is highly knowledgeable about practical things. Andy inspires the group with pep talks, and his positive attitude.</text:p>
        </text:list-header>
      </text:list>
      <text:p text:style-name="P5">What would you recommend this team member improve to contribute to completing this project or future design teams?</text:p>
      <text:list xml:id="list1774551501" text:continue-numbering="true" text:style-name="WWNum2">
        <text:list-header>
          <text:p text:style-name="P4">Keep it up you're doing great.</text:p>
        </text:list-header>
      </text:list>
      <text:p text:style-name="P5">How well has this person abided by your contract?</text:p>
      <text:list xml:id="list47539004" text:continue-numbering="true" text:style-name="WWNum2">
        <text:list-header>
          <text:p text:style-name="P4">100%</text:p>
        </text:list-header>
      </text:list>
      <text:p text:style-name="P5">Please list any other comments or suggestions you have for this team member.</text:p>
      <text:list xml:id="list1684958424" text:continue-numbering="true" text:style-name="WWNum2">
        <text:list-header>
          <text:p text:style-name="P4">It seems like meeting directly after an 8 am – 10:30 am block of lecture is not ideal. What do you think about rescheduling our meeting time? </text:p>
        </text:list-header>
      </text:list>
      <text:p text:style-name="P6"/>
      <text:p text:style-name="Standard"/>
      <text:p text:style-name="Standard">Review of Greg Pfotenhauer</text:p>
      <text:h text:style-name="P9" text:outline-level="1">Evaluation of Team Member Contributions</text:h>
      <text:p text:style-name="Standard">Rank the team members, with five being exemplary and one being unsatisfactory. <text:s/></text:p>
      <text:p text:style-name="P2">Effort<text:tab/><text:tab/>1<text:tab/>2<text:tab/>3<text:tab/>4<text:tab/><text:span text:style-name="T4">5</text:span></text:p>
      <text:p text:style-name="P1">Reliability<text:tab/><text:tab/>1<text:tab/>2<text:tab/>3<text:tab/>4<text:tab/><text:span text:style-name="T4">5</text:span></text:p>
      <text:p text:style-name="P1">Professionalism<text:tab/><text:tab/>1<text:tab/>2<text:tab/>3<text:tab/>4<text:tab/><text:span text:style-name="T4">5</text:span></text:p>
      <text:p text:style-name="P1">Flexibility<text:tab/><text:tab/>1<text:tab/>2<text:tab/>3<text:tab/>4<text:tab/><text:span text:style-name="T4">5</text:span></text:p>
      <text:p text:style-name="P1">Creativity<text:tab/><text:tab/>1<text:tab/>2<text:tab/>3<text:tab/>4<text:tab/><text:span text:style-name="T4">5</text:span></text:p>
      <text:p text:style-name="P1">Technical Contribution<text:tab/><text:tab/>1<text:tab/>2<text:tab/>3<text:tab/>4<text:tab/><text:span text:style-name="T4">5</text:span></text:p>
      <text:p text:style-name="P1">Document Contribution<text:tab/><text:tab/>1<text:tab/>2<text:tab/>3<text:tab/>4<text:tab/><text:span text:style-name="T4">5</text:span></text:p>
      <text:p text:style-name="P5">What strengths has this team member brought to the project this far?</text:p>
      <text:list xml:id="list1790214059" text:continue-numbering="true" text:style-name="WWNum2">
        <text:list-header>
          <text:p text:style-name="P4">Greg has done an excellent review of the client's usage. Greg helped me produce the algorithms which were used in the wind resource section. Greg's positive attitude and professionalism has helped this group stay on track towards a successful analysis and report. </text:p>
        </text:list-header>
      </text:list>
      <text:p text:style-name="P5">What would you recommend this team member improve to contribute to completing this project or future design teams?</text:p>
      <text:list xml:id="list1295146376" text:continue-numbering="true" text:style-name="WWNum2">
        <text:list-header>
          <text:p text:style-name="P4">Keep it up you're doing great.</text:p>
        </text:list-header>
      </text:list>
      <text:p text:style-name="P5">How well has this person abided by your contract?</text:p>
      <text:list xml:id="list44246673" text:continue-numbering="true" text:style-name="WWNum2">
        <text:list-header>
          <text:p text:style-name="P4">100%</text:p>
        </text:list-header>
      </text:list>
      <text:p text:style-name="P5">Please list any other comments or suggestions you have for this team member.</text:p>
      <text:list xml:id="list37842482" text:continue-numbering="true" text:style-name="WWNum2">
        <text:list-header>
          <text:p text:style-name="P4"/>
        </text:list-header>
      </text:list>
      <text:p text:style-name="Standard"/>
      <text:p text:style-name="P6"/>
      <text:p text:style-name="Standard"/>
      <text:p text:style-name="Standard">Review of Matt Collins</text:p>
      <text:h text:style-name="P9" text:outline-level="1">Evaluation of Team Member Contributions</text:h>
      <text:p text:style-name="Standard">Rank the team members, with five being exemplary and one being unsatisfactory. <text:s/></text:p>
      <text:p text:style-name="P2">Effort<text:tab/><text:tab/>1<text:tab/>2<text:tab/>3<text:tab/>4<text:tab/><text:span text:style-name="T4">5</text:span></text:p>
      <text:p text:style-name="P1">Reliability<text:tab/><text:tab/>1<text:tab/>2<text:tab/>3<text:tab/>4<text:tab/><text:span text:style-name="T4">5</text:span></text:p>
      <text:p text:style-name="P1">Professionalism<text:tab/><text:tab/>1<text:tab/>2<text:tab/>3<text:tab/>4<text:tab/><text:span text:style-name="T4">5</text:span></text:p>
      <text:p text:style-name="P1">Flexibility<text:tab/><text:tab/>1<text:tab/>2<text:tab/>3<text:tab/>4<text:tab/><text:span text:style-name="T4">5</text:span></text:p>
      <text:p text:style-name="P1">Creativity<text:tab/><text:tab/>1<text:tab/>2<text:tab/>3<text:tab/>4<text:tab/><text:span text:style-name="T4">5</text:span></text:p>
      <text:p text:style-name="P1">Technical Contribution<text:tab/><text:tab/>1<text:tab/>2<text:tab/>3<text:tab/>4<text:tab/><text:span text:style-name="T4">5</text:span></text:p>
      <text:p text:style-name="P1">Document Contribution<text:tab/><text:tab/>1<text:tab/>2<text:tab/>3<text:tab/>4<text:tab/><text:span text:style-name="T4">5</text:span></text:p>
      <text:p text:style-name="P5">What strengths has this team member brought to the project this far?</text:p>
      <text:list xml:id="list1924270342" text:continue-numbering="true" text:style-name="WWNum2">
        <text:list-header>
          <text:p text:style-name="P4">Matt leads the team through meetings, organizing us to make us an efficient and effective team. Matt is knowledgeable about energy policy, and has had presented some very interesting algorithms to forecast time of production densities. Matt is thorough with the work he does, and deeply understands this material.</text:p>
        </text:list-header>
      </text:list>
      <text:p text:style-name="P5">What would you recommend this team member improve to contribute to completing this project or future design teams?</text:p>
      <text:list xml:id="list1668749054" text:continue-numbering="true" text:style-name="WWNum2">
        <text:list-header>
          <text:p text:style-name="P4">It has been a pleasure to work with Matt. I think he is doing awesome; I'm sorry I have no suggestions.</text:p>
        </text:list-header>
      </text:list>
      <text:p text:style-name="P5">How well has this person abided by your contract?</text:p>
      <text:list xml:id="list2089755638" text:continue-numbering="true" text:style-name="WWNum2">
        <text:list-header>
          <text:p text:style-name="P4">100%</text:p>
        </text:list-header>
      </text:list>
      <text:p text:style-name="Standard"/>
      <text:p text:style-name="P6"/>
      <text:p text:style-name="Standard"/>
      <text:p text:style-name="Standard">Review of Julian Q<text:span text:style-name="T1"><text:tab/><text:tab/><text:tab/><text:tab/></text:span></text:p>
      <text:h text:style-name="P9" text:outline-level="1">Evaluation of Team Member Contributions</text:h>
      <text:p text:style-name="Standard">Rank the team members, with five being exemplary and one being unsatisfactory. <text:s/></text:p>
      <text:p text:style-name="P2">Effort<text:tab/><text:tab/>1<text:tab/>2<text:tab/>3<text:tab/>4<text:tab/><text:span text:style-name="T4">5</text:span></text:p>
      <text:p text:style-name="P1">Reliability<text:tab/><text:tab/>1<text:tab/>2<text:tab/>3<text:tab/>4<text:tab/><text:span text:style-name="T4">5</text:span></text:p>
      <text:p text:style-name="P1">Professionalism<text:tab/><text:tab/>1<text:tab/>2<text:tab/>3<text:tab/>4<text:tab/><text:span text:style-name="T4">5</text:span></text:p>
      <text:p text:style-name="P1">Flexibility<text:tab/><text:tab/>1<text:tab/>2<text:tab/>3<text:tab/>4<text:tab/><text:span text:style-name="T4">5</text:span></text:p>
      <text:p text:style-name="P1">Creativity<text:tab/><text:tab/>1<text:tab/>2<text:tab/>3<text:tab/>4<text:tab/><text:span text:style-name="T4">5</text:span></text:p>
      <text:p text:style-name="P1">Technical Contribution<text:tab/><text:tab/>1<text:tab/>2<text:tab/>3<text:tab/>4<text:tab/><text:span text:style-name="T4">5</text:span></text:p>
      <text:p text:style-name="P1">Document Contribution<text:tab/><text:tab/>1<text:tab/>2<text:tab/>3<text:tab/>4<text:tab/><text:span text:style-name="T4">5</text:span></text:p>
      <text:p text:style-name="P3">What strengths has this team member brought to the project this far?</text:p>
      <text:list xml:id="list1988796061" text:continue-numbering="true" text:style-name="WWNum2">
        <text:list-header>
          <text:p text:style-name="P4">He did an awesome job analyzing the data, and added the R scripts he used to his portfolio (You can see it here: <text:a xlink:type="simple" xlink:href="http://users.humboldt.edu/jaquick/">http://users.humboldt.edu/jaquick/</text:a>). He is totally happy continue to develop these scripts, and improve the accuracy of our forecasted anergy productions. </text:p>
        </text:list-header>
      </text:list>
      <text:p text:style-name="P3">What would you recommend this team member improve to contribute to completing this project or future design teams?</text:p>
      <text:list xml:id="list1673266552" text:continue-numbering="true" text:style-name="WWNum2">
        <text:list-header>
          <text:p text:style-name="P4">Try coming to meetings earlier.</text:p>
        </text:list-header>
      </text:list>
      <text:p text:style-name="P3">How well has this person abided by your contract?</text:p>
      <text:list xml:id="list705933232" text:continue-numbering="true" text:style-name="WWNum2">
        <text:list-header>
          <text:p text:style-name="P4">100%</text:p>
        </text:list-header>
      </text:list>
      <text:p text:style-name="P3">Please list any other comments or suggestions you have for this team member.</text:p>
      <text:list xml:id="list1333515429" text:continue-numbering="true" text:style-name="WWNum2">
        <text:list-header>
          <text:p text:style-name="P7">Keep it up you're doing great</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style:font-name="Arial1" fo:font-size="16pt" fo:font-weight="bold" style:letter-kerning="true" style:font-size-asian="16pt" style:font-weight-asian="bold" style:font-name-complex="Arial2" style:font-size-complex="16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0pt" fo:font-weight="bold" style:font-size-asian="10pt" style:font-weight-asian="bold" style:font-weight-complex="bold"/>
    </style:style>
    <style:style style:name="MT2" style:family="text">
      <style:text-properties fo:font-size="10pt" style:font-size-asian="10pt"/>
    </style:style>
    <style:page-layout style:name="Mpm1">
      <style:page-layout-properties fo:page-width="8.5in" fo:page-height="11in" style:num-format="1" style:print-orientation="portrait" fo:margin-top="0.5in" fo:margin-bottom="0.8126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Instructions:</text:span><text:span text:style-name="MT2"> <text:s/>Fill this form out for each team member including yourself. <text:s/>Type all text to preserve anonymity. <text:s/>Numbers and distribution preference can be indicated by making the target number bold and italics. <text:s/>You should submit the completed file on Moodle using the link provided.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 of</dc:title>
    <meta:initial-creator>Cashman</meta:initial-creator>
    <meta:editing-cycles>2</meta:editing-cycles>
    <meta:creation-date>2014-10-20T02:58:00</meta:creation-date>
    <dc:date>2014-10-27T16:31:14</dc:date>
    <meta:editing-duration>PT1S</meta:editing-duration>
    <meta:generator>OpenOffice/4.0.1$Unix OpenOffice.org_project/401m5$Build-9714</meta:generator>
    <meta:document-statistic meta:table-count="0" meta:image-count="0" meta:object-count="0" meta:page-count="4" meta:paragraph-count="70" meta:word-count="739" meta:character-count="4057"/>
    <meta:user-defined meta:name="AppVersion">14.0000</meta:user-defined>
    <meta:user-defined meta:name="Company">CNRS-H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